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217in"/>
    </style:style>
    <style:style style:name="co3" style:family="table-column">
      <style:table-column-properties fo:break-before="auto" style:column-width="1.3327in"/>
    </style:style>
    <style:style style:name="co4" style:family="table-column">
      <style:table-column-properties fo:break-before="auto" style:column-width="0.9898in"/>
    </style:style>
    <style:style style:name="co5" style:family="table-column">
      <style:table-column-properties fo:break-before="auto" style:column-width="0.3457in"/>
    </style:style>
    <style:style style:name="co6" style:family="table-column">
      <style:table-column-properties fo:break-before="auto" style:column-width="0.463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row table:style-name="ro1">
          <table:table-cell office:value-type="string" calcext:value-type="string">
            <text:p>func.frq</text:p>
          </table:table-cell>
          <table:table-cell office:value-type="string" calcext:value-type="string">
            <text:p>nrep</text:p>
          </table:table-cell>
          <table:table-cell office:value-type="string" calcext:value-type="string">
            <text:p>sample</text:p>
          </table:table-cell>
          <table:table-cell office:value-type="string" calcext:value-type="string">
            <text:p>traits</text:p>
          </table:table-cell>
          <table:table-cell/>
          <table:table-cell office:value-type="string" calcext:value-type="string">
            <text:p>uniformLB</text:p>
          </table:table-cell>
          <table:table-cell office:value-type="string" calcext:value-type="string">
            <text:p>unifrmUB</text:p>
          </table:table-cell>
          <table:table-cell office:value-type="string" calcext:value-type="string">
            <text:p>intercept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corr</text:p>
          </table:table-cell>
          <table:table-cell office:value-type="string" calcext:value-type="string">
            <text:p>#snp</text:p>
          </table:table-cell>
          <table:table-cell office:value-type="string" calcext:value-type="string">
            <text:p>skat1</text:p>
          </table:table-cell>
          <table:table-cell office:value-type="string" calcext:value-type="string">
            <text:p>skat2</text:p>
          </table:table-cell>
          <table:table-cell office:value-type="string" calcext:value-type="string">
            <text:p>skat3</text:p>
          </table:table-cell>
          <table:table-cell office:value-type="string" calcext:value-type="string">
            <text:p>skat</text:p>
          </table:table-cell>
          <table:table-cell office:value-type="string" calcext:value-type="string">
            <text:p>tes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786109680491799" calcext:value-type="float">
            <text:p>0.078610968</text:p>
          </table:table-cell>
          <table:table-cell office:value-type="float" office:value="148" calcext:value-type="float">
            <text:p>14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4" calcext:value-type="float">
            <text:p>0.014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float" office:value="0.01" calcext:value-type="float">
            <text:p>0.0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06272440954664" calcext:value-type="float">
            <text:p>0.0806272441</text:p>
          </table:table-cell>
          <table:table-cell office:value-type="float" office:value="148" calcext:value-type="float">
            <text:p>148</text:p>
          </table:table-cell>
          <table:table-cell office:value-type="float" office:value="0.016" calcext:value-type="float">
            <text:p>0.016</text:p>
          </table:table-cell>
          <table:table-cell office:value-type="float" office:value="0.028" calcext:value-type="float">
            <text:p>0.028</text:p>
          </table:table-cell>
          <table:table-cell office:value-type="float" office:value="0.015" calcext:value-type="float">
            <text:p>0.015</text:p>
          </table:table-cell>
          <table:table-cell office:value-type="float" office:value="0.055" calcext:value-type="float">
            <text:p>0.055</text:p>
          </table:table-cell>
          <table:table-cell office:value-type="float" office:value="0.064" calcext:value-type="float">
            <text:p>0.064</text:p>
          </table:table-cell>
        </table:table-row>
        <table:table-row table:style-name="ro1">
          <table:table-cell office:value-type="float" office:value="0.05" calcext:value-type="float">
            <text:p>0.05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3182095257255" calcext:value-type="float">
            <text:p>0.0831820953</text:p>
          </table:table-cell>
          <table:table-cell office:value-type="float" office:value="157" calcext:value-type="float">
            <text:p>15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34" calcext:value-type="float">
            <text:p>0.034</text:p>
          </table:table-cell>
          <table:table-cell office:value-type="float" office:value="0.088" calcext:value-type="float">
            <text:p>0.088</text:p>
          </table:table-cell>
          <table:table-cell office:value-type="float" office:value="0.144" calcext:value-type="float">
            <text:p>0.144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000" calcext:value-type="float">
            <text:p>1000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inary:binary:binary</text:p>
          </table:table-cell>
          <table:table-cell office:value-type="float" office:value="-1" calcext:value-type="float">
            <text:p>-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41301830763642" calcext:value-type="float">
            <text:p>0.0841301831</text:p>
          </table:table-cell>
          <table:table-cell office:value-type="float" office:value="140" calcext:value-type="float">
            <text:p>140</text:p>
          </table:table-cell>
          <table:table-cell office:value-type="float" office:value="0.062" calcext:value-type="float">
            <text:p>0.062</text:p>
          </table:table-cell>
          <table:table-cell office:value-type="float" office:value="0.054" calcext:value-type="float">
            <text:p>0.054</text:p>
          </table:table-cell>
          <table:table-cell office:value-type="float" office:value="0.053" calcext:value-type="float">
            <text:p>0.053</text:p>
          </table:table-cell>
          <table:table-cell office:value-type="float" office:value="0.16" calcext:value-type="float">
            <text:p>0.16</text:p>
          </table:table-cell>
          <table:table-cell office:value-type="float" office:value="0.224" calcext:value-type="float">
            <text:p>0.22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12-01T15:15:43.713562948</dc:date>
    <meta:document-statistic meta:table-count="1" meta:cell-count="79" meta:object-count="0"/>
    <meta:generator>LibreOffice/4.2.7.2$Linux_X86_64 LibreOffice_project/420m0$Build-2</meta:generator>
  </office:meta>
</office:document-meta>
</file>